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ahoma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ext-properties style:font-name="Tahoma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6" table:default-cell-style-name="ce5"/>
        <table:table-column table:style-name="co1" table:number-columns-repeated="2" table:default-cell-style-name="Default"/>
        <table:table-column table:style-name="co1" table:number-columns-repeated="1015" table:default-cell-style-name="ce5"/>
        <table:table-row table:style-name="ro1">
          <table:table-cell table:style-name="ce1" office:value-type="string">
            <text:p>Amount of simulation for avg:</text:p>
          </table:table-cell>
          <table:table-cell table:number-columns-repeated="2"/>
          <table:table-cell table:style-name="ce6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Size of stocks:</text:p>
          </table:table-cell>
          <table:covered-table-cell/>
          <table:table-cell/>
          <table:table-cell table:style-name="ce6" office:value-type="float" office:value="230">
            <text:p>230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Simulation amount:</text:p>
          </table:table-cell>
          <table:covered-table-cell/>
          <table:table-cell/>
          <table:table-cell table:style-name="ce6" office:value-type="float" office:value="72">
            <text:p>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Default" office:value-type="float" office:value="0.222202716">
            <text:p>0.222202716</text:p>
          </table:table-cell>
          <table:table-cell table:style-name="Default" office:value-type="float" office:value="0.123105554">
            <text:p>0.123105554</text:p>
          </table:table-cell>
          <table:table-cell table:style-name="Default" office:value-type="float" office:value="0.088747125">
            <text:p>0.088747125</text:p>
          </table:table-cell>
          <table:table-cell table:style-name="Default" office:value-type="float" office:value="0.076002021">
            <text:p>0.076002021</text:p>
          </table:table-cell>
          <table:table-cell table:style-name="Default" office:value-type="float" office:value="0.087449842">
            <text:p>0.087449842</text:p>
          </table:table-cell>
          <table:table-cell office:value-type="float" office:value="0.062956171">
            <text:p>0.062956171</text:p>
          </table:table-cell>
          <table:table-cell table:style-name="ce5" office:value-type="float" office:value="0.063223561">
            <text:p>0.063223561</text:p>
          </table:table-cell>
          <table:table-cell table:style-name="ce5" office:value-type="float" office:value="0.062153147">
            <text:p>0.062153147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Default" office:value-type="float" office:value="0.214765418">
            <text:p>0.214765418</text:p>
          </table:table-cell>
          <table:table-cell table:style-name="Default" office:value-type="float" office:value="0.118775683">
            <text:p>0.118775683</text:p>
          </table:table-cell>
          <table:table-cell table:style-name="Default" office:value-type="float" office:value="0.088433121">
            <text:p>0.088433121</text:p>
          </table:table-cell>
          <table:table-cell table:style-name="Default" office:value-type="float" office:value="0.074627975">
            <text:p>0.074627975</text:p>
          </table:table-cell>
          <table:table-cell table:style-name="Default" office:value-type="float" office:value="0.06778244">
            <text:p>0.06778244</text:p>
          </table:table-cell>
          <table:table-cell office:value-type="float" office:value="0.064941547">
            <text:p>0.064941547</text:p>
          </table:table-cell>
          <table:table-cell table:style-name="ce5" office:value-type="float" office:value="0.0598125">
            <text:p>0.0598125</text:p>
          </table:table-cell>
          <table:table-cell table:style-name="ce5" office:value-type="float" office:value="0.062598761">
            <text:p>0.062598761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Default" office:value-type="float" office:value="0.218443333">
            <text:p>0.218443333</text:p>
          </table:table-cell>
          <table:table-cell table:style-name="Default" office:value-type="float" office:value="0.122777439">
            <text:p>0.122777439</text:p>
          </table:table-cell>
          <table:table-cell table:style-name="Default" office:value-type="float" office:value="0.093449374">
            <text:p>0.093449374</text:p>
          </table:table-cell>
          <table:table-cell table:style-name="Default" office:value-type="float" office:value="0.076453836">
            <text:p>0.076453836</text:p>
          </table:table-cell>
          <table:table-cell table:style-name="Default" office:value-type="float" office:value="0.069354917">
            <text:p>0.069354917</text:p>
          </table:table-cell>
          <table:table-cell office:value-type="float" office:value="0.068837564">
            <text:p>0.068837564</text:p>
          </table:table-cell>
          <table:table-cell table:style-name="ce5" office:value-type="float" office:value="0.059982492">
            <text:p>0.059982492</text:p>
          </table:table-cell>
          <table:table-cell table:style-name="ce5" office:value-type="float" office:value="0.065281102">
            <text:p>0.065281102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Default" office:value-type="float" office:value="0.227608774">
            <text:p>0.227608774</text:p>
          </table:table-cell>
          <table:table-cell table:style-name="Default" office:value-type="float" office:value="0.128689943">
            <text:p>0.128689943</text:p>
          </table:table-cell>
          <table:table-cell table:style-name="Default" office:value-type="float" office:value="0.094394699">
            <text:p>0.094394699</text:p>
          </table:table-cell>
          <table:table-cell table:style-name="Default" office:value-type="float" office:value="0.077029135">
            <text:p>0.077029135</text:p>
          </table:table-cell>
          <table:table-cell table:style-name="Default" office:value-type="float" office:value="0.076126147">
            <text:p>0.076126147</text:p>
          </table:table-cell>
          <table:table-cell office:value-type="float" office:value="0.071178426">
            <text:p>0.071178426</text:p>
          </table:table-cell>
          <table:table-cell table:style-name="ce5" office:value-type="float" office:value="0.069248645">
            <text:p>0.069248645</text:p>
          </table:table-cell>
          <table:table-cell table:style-name="ce5" office:value-type="float" office:value="0.065809894">
            <text:p>0.065809894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Default" office:value-type="float" office:value="0.228156276">
            <text:p>0.228156276</text:p>
          </table:table-cell>
          <table:table-cell table:style-name="Default" office:value-type="float" office:value="0.136262059">
            <text:p>0.136262059</text:p>
          </table:table-cell>
          <table:table-cell table:style-name="Default" office:value-type="float" office:value="0.095099256">
            <text:p>0.095099256</text:p>
          </table:table-cell>
          <table:table-cell table:style-name="Default" office:value-type="float" office:value="0.082599839">
            <text:p>0.082599839</text:p>
          </table:table-cell>
          <table:table-cell table:style-name="Default" office:value-type="float" office:value="0.071906396">
            <text:p>0.071906396</text:p>
          </table:table-cell>
          <table:table-cell office:value-type="float" office:value="0.066024362">
            <text:p>0.066024362</text:p>
          </table:table-cell>
          <table:table-cell table:style-name="ce5" office:value-type="float" office:value="0.066833266">
            <text:p>0.066833266</text:p>
          </table:table-cell>
          <table:table-cell table:style-name="ce5" office:value-type="float" office:value="0.066585442">
            <text:p>0.066585442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Default" office:value-type="float" office:value="0.242990353">
            <text:p>0.242990353</text:p>
          </table:table-cell>
          <table:table-cell table:style-name="Default" office:value-type="float" office:value="0.133401387">
            <text:p>0.133401387</text:p>
          </table:table-cell>
          <table:table-cell table:style-name="Default" office:value-type="float" office:value="0.098572112">
            <text:p>0.098572112</text:p>
          </table:table-cell>
          <table:table-cell table:style-name="Default" office:value-type="float" office:value="0.084068717">
            <text:p>0.084068717</text:p>
          </table:table-cell>
          <table:table-cell table:style-name="Default" office:value-type="float" office:value="0.077581662">
            <text:p>0.077581662</text:p>
          </table:table-cell>
          <table:table-cell office:value-type="float" office:value="0.070287199">
            <text:p>0.070287199</text:p>
          </table:table-cell>
          <table:table-cell table:style-name="ce5" office:value-type="float" office:value="0.084184397">
            <text:p>0.084184397</text:p>
          </table:table-cell>
          <table:table-cell table:style-name="ce5" office:value-type="float" office:value="0.078812872">
            <text:p>0.078812872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Default" office:value-type="float" office:value="0.274972534">
            <text:p>0.274972534</text:p>
          </table:table-cell>
          <table:table-cell table:style-name="Default" office:value-type="float" office:value="0.138970594">
            <text:p>0.138970594</text:p>
          </table:table-cell>
          <table:table-cell table:style-name="Default" office:value-type="float" office:value="0.101501744">
            <text:p>0.101501744</text:p>
          </table:table-cell>
          <table:table-cell table:style-name="Default" office:value-type="float" office:value="0.088036901">
            <text:p>0.088036901</text:p>
          </table:table-cell>
          <table:table-cell table:style-name="Default" office:value-type="float" office:value="0.087944314">
            <text:p>0.087944314</text:p>
          </table:table-cell>
          <table:table-cell office:value-type="float" office:value="0.071983053">
            <text:p>0.071983053</text:p>
          </table:table-cell>
          <table:table-cell table:style-name="ce5" office:value-type="float" office:value="0.077604327">
            <text:p>0.077604327</text:p>
          </table:table-cell>
          <table:table-cell table:style-name="ce5" office:value-type="float" office:value="0.070457831">
            <text:p>0.070457831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Default" office:value-type="float" office:value="0.245276475">
            <text:p>0.245276475</text:p>
          </table:table-cell>
          <table:table-cell table:style-name="Default" office:value-type="float" office:value="0.143100966">
            <text:p>0.143100966</text:p>
          </table:table-cell>
          <table:table-cell table:style-name="Default" office:value-type="float" office:value="0.101201852">
            <text:p>0.101201852</text:p>
          </table:table-cell>
          <table:table-cell table:style-name="Default" office:value-type="float" office:value="0.081876358">
            <text:p>0.081876358</text:p>
          </table:table-cell>
          <table:table-cell table:style-name="Default" office:value-type="float" office:value="0.076059006">
            <text:p>0.076059006</text:p>
          </table:table-cell>
          <table:table-cell office:value-type="float" office:value="0.069268531">
            <text:p>0.069268531</text:p>
          </table:table-cell>
          <table:table-cell table:style-name="ce5" office:value-type="float" office:value="0.071358467">
            <text:p>0.071358467</text:p>
          </table:table-cell>
          <table:table-cell table:style-name="ce5" office:value-type="float" office:value="0.065545071">
            <text:p>0.065545071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Default" office:value-type="float" office:value="0.24912342">
            <text:p>0.24912342</text:p>
          </table:table-cell>
          <table:table-cell table:style-name="Default" office:value-type="float" office:value="0.134247283">
            <text:p>0.134247283</text:p>
          </table:table-cell>
          <table:table-cell table:style-name="Default" office:value-type="float" office:value="0.097260182">
            <text:p>0.097260182</text:p>
          </table:table-cell>
          <table:table-cell table:style-name="Default" office:value-type="float" office:value="0.081658469">
            <text:p>0.081658469</text:p>
          </table:table-cell>
          <table:table-cell table:style-name="Default" office:value-type="float" office:value="0.077366552">
            <text:p>0.077366552</text:p>
          </table:table-cell>
          <table:table-cell office:value-type="float" office:value="0.07355243">
            <text:p>0.07355243</text:p>
          </table:table-cell>
          <table:table-cell table:style-name="ce5" office:value-type="float" office:value="0.068324596">
            <text:p>0.068324596</text:p>
          </table:table-cell>
          <table:table-cell table:style-name="ce5" office:value-type="float" office:value="0.073077308">
            <text:p>0.07307730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Default" office:value-type="float" office:value="0.255044585">
            <text:p>0.255044585</text:p>
          </table:table-cell>
          <table:table-cell table:style-name="Default" office:value-type="float" office:value="0.141727882">
            <text:p>0.141727882</text:p>
          </table:table-cell>
          <table:table-cell table:style-name="Default" office:value-type="float" office:value="0.124427855">
            <text:p>0.124427855</text:p>
          </table:table-cell>
          <table:table-cell table:style-name="Default" office:value-type="float" office:value="0.08593157">
            <text:p>0.08593157</text:p>
          </table:table-cell>
          <table:table-cell table:style-name="Default" office:value-type="float" office:value="0.078695588">
            <text:p>0.078695588</text:p>
          </table:table-cell>
          <table:table-cell office:value-type="float" office:value="0.081368735">
            <text:p>0.081368735</text:p>
          </table:table-cell>
          <table:table-cell table:style-name="ce5" office:value-type="float" office:value="0.073015726">
            <text:p>0.073015726</text:p>
          </table:table-cell>
          <table:table-cell table:style-name="ce5" office:value-type="float" office:value="0.072195383">
            <text:p>0.072195383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Default" office:value-type="float" office:value="0.2561707">
            <text:p>0.2561707</text:p>
          </table:table-cell>
          <table:table-cell table:style-name="Default" office:value-type="float" office:value="0.149190626">
            <text:p>0.149190626</text:p>
          </table:table-cell>
          <table:table-cell table:style-name="Default" office:value-type="float" office:value="0.114130312">
            <text:p>0.114130312</text:p>
          </table:table-cell>
          <table:table-cell table:style-name="Default" office:value-type="float" office:value="0.105683113">
            <text:p>0.105683113</text:p>
          </table:table-cell>
          <table:table-cell table:style-name="Default" office:value-type="float" office:value="0.122596221">
            <text:p>0.122596221</text:p>
          </table:table-cell>
          <table:table-cell office:value-type="float" office:value="0.085914357">
            <text:p>0.085914357</text:p>
          </table:table-cell>
          <table:table-cell table:style-name="ce5" office:value-type="float" office:value="0.076274863">
            <text:p>0.076274863</text:p>
          </table:table-cell>
          <table:table-cell table:style-name="ce5" office:value-type="float" office:value="0.074321134">
            <text:p>0.074321134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Default" office:value-type="float" office:value="0.263164417">
            <text:p>0.263164417</text:p>
          </table:table-cell>
          <table:table-cell table:style-name="Default" office:value-type="float" office:value="0.151275537">
            <text:p>0.151275537</text:p>
          </table:table-cell>
          <table:table-cell table:style-name="Default" office:value-type="float" office:value="0.107972121">
            <text:p>0.107972121</text:p>
          </table:table-cell>
          <table:table-cell table:style-name="Default" office:value-type="float" office:value="0.096361792">
            <text:p>0.096361792</text:p>
          </table:table-cell>
          <table:table-cell table:style-name="Default" office:value-type="float" office:value="0.083903536">
            <text:p>0.083903536</text:p>
          </table:table-cell>
          <table:table-cell office:value-type="float" office:value="0.081738226">
            <text:p>0.081738226</text:p>
          </table:table-cell>
          <table:table-cell table:style-name="ce5" office:value-type="float" office:value="0.083123285">
            <text:p>0.083123285</text:p>
          </table:table-cell>
          <table:table-cell table:style-name="ce5" office:value-type="float" office:value="0.076661568">
            <text:p>0.076661568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Default" office:value-type="float" office:value="0.268194889">
            <text:p>0.268194889</text:p>
          </table:table-cell>
          <table:table-cell table:style-name="Default" office:value-type="float" office:value="0.156693034">
            <text:p>0.156693034</text:p>
          </table:table-cell>
          <table:table-cell table:style-name="Default" office:value-type="float" office:value="0.116262051">
            <text:p>0.116262051</text:p>
          </table:table-cell>
          <table:table-cell table:style-name="Default" office:value-type="float" office:value="0.096714499">
            <text:p>0.096714499</text:p>
          </table:table-cell>
          <table:table-cell table:style-name="Default" office:value-type="float" office:value="0.086690866">
            <text:p>0.086690866</text:p>
          </table:table-cell>
          <table:table-cell office:value-type="float" office:value="0.086166778">
            <text:p>0.086166778</text:p>
          </table:table-cell>
          <table:table-cell table:style-name="ce5" office:value-type="float" office:value="0.080644292">
            <text:p>0.080644292</text:p>
          </table:table-cell>
          <table:table-cell table:style-name="ce5" office:value-type="float" office:value="0.076920832">
            <text:p>0.076920832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Default" office:value-type="float" office:value="0.281412441">
            <text:p>0.281412441</text:p>
          </table:table-cell>
          <table:table-cell table:style-name="Default" office:value-type="float" office:value="0.153597368">
            <text:p>0.153597368</text:p>
          </table:table-cell>
          <table:table-cell table:style-name="Default" office:value-type="float" office:value="0.120053187">
            <text:p>0.120053187</text:p>
          </table:table-cell>
          <table:table-cell table:style-name="Default" office:value-type="float" office:value="0.103182951">
            <text:p>0.103182951</text:p>
          </table:table-cell>
          <table:table-cell table:style-name="Default" office:value-type="float" office:value="0.089382402">
            <text:p>0.089382402</text:p>
          </table:table-cell>
          <table:table-cell office:value-type="float" office:value="0.084886816">
            <text:p>0.084886816</text:p>
          </table:table-cell>
          <table:table-cell table:style-name="ce5" office:value-type="float" office:value="0.088572001">
            <text:p>0.088572001</text:p>
          </table:table-cell>
          <table:table-cell table:style-name="ce5" office:value-type="float" office:value="0.091043403">
            <text:p>0.091043403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Default" office:value-type="float" office:value="0.329119606">
            <text:p>0.329119606</text:p>
          </table:table-cell>
          <table:table-cell table:style-name="Default" office:value-type="float" office:value="0.176119027">
            <text:p>0.176119027</text:p>
          </table:table-cell>
          <table:table-cell table:style-name="Default" office:value-type="float" office:value="0.132425378">
            <text:p>0.132425378</text:p>
          </table:table-cell>
          <table:table-cell table:style-name="Default" office:value-type="float" office:value="0.115293419">
            <text:p>0.115293419</text:p>
          </table:table-cell>
          <table:table-cell table:style-name="Default" office:value-type="float" office:value="0.100011803">
            <text:p>0.100011803</text:p>
          </table:table-cell>
          <table:table-cell office:value-type="float" office:value="0.092777853">
            <text:p>0.092777853</text:p>
          </table:table-cell>
          <table:table-cell table:style-name="ce5" office:value-type="float" office:value="0.091379965">
            <text:p>0.091379965</text:p>
          </table:table-cell>
          <table:table-cell table:style-name="ce5" office:value-type="float" office:value="0.098820364">
            <text:p>0.098820364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Default" office:value-type="float" office:value="0.333495235">
            <text:p>0.333495235</text:p>
          </table:table-cell>
          <table:table-cell table:style-name="Default" office:value-type="float" office:value="0.18101265">
            <text:p>0.18101265</text:p>
          </table:table-cell>
          <table:table-cell table:style-name="Default" office:value-type="float" office:value="0.129408506">
            <text:p>0.129408506</text:p>
          </table:table-cell>
          <table:table-cell table:style-name="Default" office:value-type="float" office:value="0.113715917">
            <text:p>0.113715917</text:p>
          </table:table-cell>
          <table:table-cell table:style-name="Default" office:value-type="float" office:value="0.091975364">
            <text:p>0.091975364</text:p>
          </table:table-cell>
          <table:table-cell office:value-type="float" office:value="0.08618196">
            <text:p>0.08618196</text:p>
          </table:table-cell>
          <table:table-cell table:style-name="ce5" office:value-type="float" office:value="0.083751506">
            <text:p>0.083751506</text:p>
          </table:table-cell>
          <table:table-cell table:style-name="ce5" office:value-type="float" office:value="0.084667109">
            <text:p>0.08466710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Default" office:value-type="float" office:value="0.291582865">
            <text:p>0.291582865</text:p>
          </table:table-cell>
          <table:table-cell table:style-name="Default" office:value-type="float" office:value="0.166457509">
            <text:p>0.166457509</text:p>
          </table:table-cell>
          <table:table-cell table:style-name="Default" office:value-type="float" office:value="0.117947962">
            <text:p>0.117947962</text:p>
          </table:table-cell>
          <table:table-cell table:style-name="Default" office:value-type="float" office:value="0.108460499">
            <text:p>0.108460499</text:p>
          </table:table-cell>
          <table:table-cell table:style-name="Default" office:value-type="float" office:value="0.090434319">
            <text:p>0.090434319</text:p>
          </table:table-cell>
          <table:table-cell office:value-type="float" office:value="0.087850552">
            <text:p>0.087850552</text:p>
          </table:table-cell>
          <table:table-cell table:style-name="ce5" office:value-type="float" office:value="0.085859938">
            <text:p>0.085859938</text:p>
          </table:table-cell>
          <table:table-cell table:style-name="ce5" office:value-type="float" office:value="0.084007776">
            <text:p>0.084007776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Default" office:value-type="float" office:value="0.294580493">
            <text:p>0.294580493</text:p>
          </table:table-cell>
          <table:table-cell table:style-name="Default" office:value-type="float" office:value="0.173697126">
            <text:p>0.173697126</text:p>
          </table:table-cell>
          <table:table-cell table:style-name="Default" office:value-type="float" office:value="0.121210414">
            <text:p>0.121210414</text:p>
          </table:table-cell>
          <table:table-cell table:style-name="Default" office:value-type="float" office:value="0.118523476">
            <text:p>0.118523476</text:p>
          </table:table-cell>
          <table:table-cell table:style-name="Default" office:value-type="float" office:value="0.097375755">
            <text:p>0.097375755</text:p>
          </table:table-cell>
          <table:table-cell office:value-type="float" office:value="0.087370513">
            <text:p>0.087370513</text:p>
          </table:table-cell>
          <table:table-cell table:style-name="ce5" office:value-type="float" office:value="0.087012033">
            <text:p>0.087012033</text:p>
          </table:table-cell>
          <table:table-cell table:style-name="ce5" office:value-type="float" office:value="0.087202445">
            <text:p>0.08720244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Default" office:value-type="float" office:value="0.302997008">
            <text:p>0.302997008</text:p>
          </table:table-cell>
          <table:table-cell table:style-name="Default" office:value-type="float" office:value="0.181736773">
            <text:p>0.181736773</text:p>
          </table:table-cell>
          <table:table-cell table:style-name="Default" office:value-type="float" office:value="0.128638732">
            <text:p>0.128638732</text:p>
          </table:table-cell>
          <table:table-cell table:style-name="Default" office:value-type="float" office:value="0.112085921">
            <text:p>0.112085921</text:p>
          </table:table-cell>
          <table:table-cell table:style-name="Default" office:value-type="float" office:value="0.100476768">
            <text:p>0.100476768</text:p>
          </table:table-cell>
          <table:table-cell office:value-type="float" office:value="0.090167678">
            <text:p>0.090167678</text:p>
          </table:table-cell>
          <table:table-cell table:style-name="ce5" office:value-type="float" office:value="0.092671047">
            <text:p>0.092671047</text:p>
          </table:table-cell>
          <table:table-cell table:style-name="ce5" office:value-type="float" office:value="0.089810696">
            <text:p>0.089810696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Default" office:value-type="float" office:value="0.31478695">
            <text:p>0.31478695</text:p>
          </table:table-cell>
          <table:table-cell table:style-name="Default" office:value-type="float" office:value="0.185517218">
            <text:p>0.185517218</text:p>
          </table:table-cell>
          <table:table-cell table:style-name="Default" office:value-type="float" office:value="0.12866653">
            <text:p>0.12866653</text:p>
          </table:table-cell>
          <table:table-cell table:style-name="Default" office:value-type="float" office:value="0.108971864">
            <text:p>0.108971864</text:p>
          </table:table-cell>
          <table:table-cell table:style-name="Default" office:value-type="float" office:value="0.100294802">
            <text:p>0.100294802</text:p>
          </table:table-cell>
          <table:table-cell office:value-type="float" office:value="0.095149612">
            <text:p>0.095149612</text:p>
          </table:table-cell>
          <table:table-cell table:style-name="ce5" office:value-type="float" office:value="0.090665038">
            <text:p>0.090665038</text:p>
          </table:table-cell>
          <table:table-cell table:style-name="ce5" office:value-type="float" office:value="0.08850935">
            <text:p>0.0885093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Default" office:value-type="float" office:value="0.336522906">
            <text:p>0.336522906</text:p>
          </table:table-cell>
          <table:table-cell table:style-name="Default" office:value-type="float" office:value="0.186897572">
            <text:p>0.186897572</text:p>
          </table:table-cell>
          <table:table-cell table:style-name="Default" office:value-type="float" office:value="0.136830837">
            <text:p>0.136830837</text:p>
          </table:table-cell>
          <table:table-cell table:style-name="Default" office:value-type="float" office:value="0.117479363">
            <text:p>0.117479363</text:p>
          </table:table-cell>
          <table:table-cell table:style-name="Default" office:value-type="float" office:value="0.105518467">
            <text:p>0.105518467</text:p>
          </table:table-cell>
          <table:table-cell office:value-type="float" office:value="0.09696446">
            <text:p>0.09696446</text:p>
          </table:table-cell>
          <table:table-cell table:style-name="ce5" office:value-type="float" office:value="0.101440162">
            <text:p>0.101440162</text:p>
          </table:table-cell>
          <table:table-cell table:style-name="ce5" office:value-type="float" office:value="0.0953845">
            <text:p>0.095384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Default" office:value-type="float" office:value="0.332055544">
            <text:p>0.332055544</text:p>
          </table:table-cell>
          <table:table-cell table:style-name="Default" office:value-type="float" office:value="0.189667261">
            <text:p>0.189667261</text:p>
          </table:table-cell>
          <table:table-cell table:style-name="Default" office:value-type="float" office:value="0.137133401">
            <text:p>0.137133401</text:p>
          </table:table-cell>
          <table:table-cell table:style-name="Default" office:value-type="float" office:value="0.121433542">
            <text:p>0.121433542</text:p>
          </table:table-cell>
          <table:table-cell table:style-name="Default" office:value-type="float" office:value="0.103723183">
            <text:p>0.103723183</text:p>
          </table:table-cell>
          <table:table-cell office:value-type="float" office:value="0.101230826">
            <text:p>0.101230826</text:p>
          </table:table-cell>
          <table:table-cell table:style-name="ce5" office:value-type="float" office:value="0.093368334">
            <text:p>0.093368334</text:p>
          </table:table-cell>
          <table:table-cell table:style-name="ce5" office:value-type="float" office:value="0.099354609">
            <text:p>0.099354609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1">
            <text:p>31</text:p>
          </table:table-cell>
          <table:table-cell office:value-type="float" office:value="0.328778446">
            <text:p>0.328778446</text:p>
          </table:table-cell>
          <table:table-cell office:value-type="float" office:value="0.177543964">
            <text:p>0.177543964</text:p>
          </table:table-cell>
          <table:table-cell office:value-type="float" office:value="0.136655927">
            <text:p>0.136655927</text:p>
          </table:table-cell>
          <table:table-cell table:style-name="Default" office:value-type="float" office:value="0.11418302">
            <text:p>0.11418302</text:p>
          </table:table-cell>
          <table:table-cell table:style-name="Default" office:value-type="float" office:value="0.103902369">
            <text:p>0.103902369</text:p>
          </table:table-cell>
          <table:table-cell office:value-type="float" office:value="0.096344686">
            <text:p>0.096344686</text:p>
          </table:table-cell>
          <table:table-cell table:style-name="ce5" office:value-type="float" office:value="0.094969357">
            <text:p>0.094969357</text:p>
          </table:table-cell>
          <table:table-cell table:style-name="ce5" office:value-type="float" office:value="0.09002666">
            <text:p>0.09002666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59">
            <text:p>59</text:p>
          </table:table-cell>
          <table:table-cell office:value-type="float" office:value="0.51244254">
            <text:p>0.51244254</text:p>
          </table:table-cell>
          <table:table-cell office:value-type="float" office:value="0.292793441">
            <text:p>0.292793441</text:p>
          </table:table-cell>
          <table:table-cell office:value-type="float" office:value="0.212826123">
            <text:p>0.212826123</text:p>
          </table:table-cell>
          <table:table-cell table:style-name="Default" office:value-type="float" office:value="0.181693473">
            <text:p>0.181693473</text:p>
          </table:table-cell>
          <table:table-cell table:style-name="Default" office:value-type="float" office:value="0.157097914">
            <text:p>0.157097914</text:p>
          </table:table-cell>
          <table:table-cell office:value-type="float" office:value="0.144842365">
            <text:p>0.144842365</text:p>
          </table:table-cell>
          <table:table-cell table:style-name="ce5" office:value-type="float" office:value="0.144844397">
            <text:p>0.144844397</text:p>
          </table:table-cell>
          <table:table-cell table:style-name="ce5" office:value-type="float" office:value="0.147338357">
            <text:p>0.147338357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90">
            <text:p>90</text:p>
          </table:table-cell>
          <table:table-cell table:style-name="Default" office:value-type="float" office:value="0.671872975">
            <text:p>0.671872975</text:p>
          </table:table-cell>
          <table:table-cell table:style-name="Default" office:value-type="float" office:value="0.401657644">
            <text:p>0.401657644</text:p>
          </table:table-cell>
          <table:table-cell table:style-name="Default" office:value-type="float" office:value="0.283705939">
            <text:p>0.283705939</text:p>
          </table:table-cell>
          <table:table-cell table:style-name="Default" office:value-type="float" office:value="0.24297282">
            <text:p>0.24297282</text:p>
          </table:table-cell>
          <table:table-cell table:style-name="Default" office:value-type="float" office:value="0.21944265">
            <text:p>0.21944265</text:p>
          </table:table-cell>
          <table:table-cell office:value-type="float" office:value="0.205099731">
            <text:p>0.205099731</text:p>
          </table:table-cell>
          <table:table-cell table:style-name="ce5" office:value-type="float" office:value="0.19956388">
            <text:p>0.19956388</text:p>
          </table:table-cell>
          <table:table-cell table:style-name="ce5" office:value-type="float" office:value="0.197873158">
            <text:p>0.197873158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20">
            <text:p>120</text:p>
          </table:table-cell>
          <table:table-cell table:style-name="Default" office:value-type="float" office:value="0.92934887">
            <text:p>0.92934887</text:p>
          </table:table-cell>
          <table:table-cell table:style-name="Default" office:value-type="float" office:value="0.543600849">
            <text:p>0.543600849</text:p>
          </table:table-cell>
          <table:table-cell table:style-name="Default" office:value-type="float" office:value="0.415506839">
            <text:p>0.415506839</text:p>
          </table:table-cell>
          <table:table-cell table:style-name="Default" office:value-type="float" office:value="0.35386976">
            <text:p>0.35386976</text:p>
          </table:table-cell>
          <table:table-cell table:style-name="Default" office:value-type="float" office:value="0.307290956">
            <text:p>0.307290956</text:p>
          </table:table-cell>
          <table:table-cell office:value-type="float" office:value="0.257582487">
            <text:p>0.257582487</text:p>
          </table:table-cell>
          <table:table-cell table:style-name="ce5" office:value-type="float" office:value="0.256702058">
            <text:p>0.256702058</text:p>
          </table:table-cell>
          <table:table-cell table:style-name="ce5" office:value-type="float" office:value="0.252846346">
            <text:p>0.252846346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Default" office:value-type="float" office:value="1.05280574">
            <text:p>1.05280574</text:p>
          </table:table-cell>
          <table:table-cell table:style-name="Default" office:value-type="float" office:value="0.620050515">
            <text:p>0.620050515</text:p>
          </table:table-cell>
          <table:table-cell table:style-name="Default" office:value-type="float" office:value="0.454657859">
            <text:p>0.454657859</text:p>
          </table:table-cell>
          <table:table-cell table:style-name="Default" office:value-type="float" office:value="0.381134938">
            <text:p>0.381134938</text:p>
          </table:table-cell>
          <table:table-cell table:style-name="Default" office:value-type="float" office:value="0.359456822">
            <text:p>0.359456822</text:p>
          </table:table-cell>
          <table:table-cell office:value-type="float" office:value="0.319648821">
            <text:p>0.319648821</text:p>
          </table:table-cell>
          <table:table-cell table:style-name="ce5" office:value-type="float" office:value="0.316593139">
            <text:p>0.316593139</text:p>
          </table:table-cell>
          <table:table-cell table:style-name="ce5" office:value-type="float" office:value="0.315766274">
            <text:p>0.315766274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81">
            <text:p>181</text:p>
          </table:table-cell>
          <table:table-cell table:style-name="Default" office:value-type="float" office:value="1.244493658">
            <text:p>1.244493658</text:p>
          </table:table-cell>
          <table:table-cell table:style-name="Default" office:value-type="float" office:value="0.71864155">
            <text:p>0.71864155</text:p>
          </table:table-cell>
          <table:table-cell table:style-name="Default" office:value-type="float" office:value="0.53963074">
            <text:p>0.53963074</text:p>
          </table:table-cell>
          <table:table-cell table:style-name="Default" office:value-type="float" office:value="0.472887815">
            <text:p>0.472887815</text:p>
          </table:table-cell>
          <table:table-cell table:style-name="Default" office:value-type="float" office:value="0.443394571">
            <text:p>0.443394571</text:p>
          </table:table-cell>
          <table:table-cell table:style-name="Default" office:value-type="float" office:value="0.413445983">
            <text:p>0.413445983</text:p>
          </table:table-cell>
          <table:table-cell office:value-type="float" office:value="0.416664279">
            <text:p>0.416664279</text:p>
          </table:table-cell>
          <table:table-cell office:value-type="float" office:value="0.346808902">
            <text:p>0.346808902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Default" office:value-type="float" office:value="0.730434272">
            <text:p>0.730434272</text:p>
          </table:table-cell>
          <table:table-cell table:style-name="Default" office:value-type="float" office:value="0.203233136">
            <text:p>0.203233136</text:p>
          </table:table-cell>
          <table:table-cell table:style-name="Default" office:value-type="float" office:value="0.142559237">
            <text:p>0.142559237</text:p>
          </table:table-cell>
          <table:table-cell table:style-name="Default" office:value-type="float" office:value="0.119608001">
            <text:p>0.119608001</text:p>
          </table:table-cell>
          <table:table-cell table:style-name="Default" office:value-type="float" office:value="0.123902912">
            <text:p>0.123902912</text:p>
          </table:table-cell>
          <table:table-cell table:style-name="Default" office:value-type="float" office:value="0.112203632">
            <text:p>0.112203632</text:p>
          </table:table-cell>
          <table:table-cell office:value-type="float" office:value="0.11287248">
            <text:p>0.11287248</text:p>
          </table:table-cell>
          <table:table-cell office:value-type="float" office:value="0.117060584">
            <text:p>0.117060584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43">
            <text:p>243</text:p>
          </table:table-cell>
          <table:table-cell table:style-name="Default" office:value-type="float" office:value="0.352365066">
            <text:p>0.352365066</text:p>
          </table:table-cell>
          <table:table-cell table:style-name="Default" office:value-type="float" office:value="0.192590584">
            <text:p>0.192590584</text:p>
          </table:table-cell>
          <table:table-cell table:style-name="Default" office:value-type="float" office:value="0.154878292">
            <text:p>0.154878292</text:p>
          </table:table-cell>
          <table:table-cell table:style-name="Default" office:value-type="float" office:value="0.128943541">
            <text:p>0.128943541</text:p>
          </table:table-cell>
          <table:table-cell table:style-name="Default" office:value-type="float" office:value="0.121397833">
            <text:p>0.121397833</text:p>
          </table:table-cell>
          <table:table-cell table:style-name="Default" office:value-type="float" office:value="0.126565154">
            <text:p>0.126565154</text:p>
          </table:table-cell>
          <table:table-cell office:value-type="float" office:value="0.124782486">
            <text:p>0.124782486</text:p>
          </table:table-cell>
          <table:table-cell office:value-type="float" office:value="0.131709167">
            <text:p>0.131709167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73">
            <text:p>273</text:p>
          </table:table-cell>
          <table:table-cell table:style-name="Default" office:value-type="float" office:value="0.395134986">
            <text:p>0.395134986</text:p>
          </table:table-cell>
          <table:table-cell table:style-name="Default" office:value-type="float" office:value="0.210230167">
            <text:p>0.210230167</text:p>
          </table:table-cell>
          <table:table-cell table:style-name="Default" office:value-type="float" office:value="0.172614952">
            <text:p>0.172614952</text:p>
          </table:table-cell>
          <table:table-cell table:style-name="Default" office:value-type="float" office:value="0.203759683">
            <text:p>0.203759683</text:p>
          </table:table-cell>
          <table:table-cell table:style-name="Default" office:value-type="float" office:value="0.200216371">
            <text:p>0.200216371</text:p>
          </table:table-cell>
          <table:table-cell table:style-name="Default" office:value-type="float" office:value="0.182488692">
            <text:p>0.182488692</text:p>
          </table:table-cell>
          <table:table-cell office:value-type="float" office:value="0.180817">
            <text:p>0.180817</text:p>
          </table:table-cell>
          <table:table-cell office:value-type="float" office:value="0.179218863">
            <text:p>0.17921886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04">
            <text:p>304</text:p>
          </table:table-cell>
          <table:table-cell table:style-name="Default" office:value-type="float" office:value="0.493178413">
            <text:p>0.493178413</text:p>
          </table:table-cell>
          <table:table-cell table:style-name="Default" office:value-type="float" office:value="0.23725928">
            <text:p>0.23725928</text:p>
          </table:table-cell>
          <table:table-cell table:style-name="Default" office:value-type="float" office:value="0.179097624">
            <text:p>0.179097624</text:p>
          </table:table-cell>
          <table:table-cell table:style-name="Default" office:value-type="float" office:value="0.151288367">
            <text:p>0.151288367</text:p>
          </table:table-cell>
          <table:table-cell table:style-name="Default" office:value-type="float" office:value="0.143707591">
            <text:p>0.143707591</text:p>
          </table:table-cell>
          <table:table-cell table:style-name="Default" office:value-type="float" office:value="0.139500348">
            <text:p>0.139500348</text:p>
          </table:table-cell>
          <table:table-cell office:value-type="float" office:value="0.123905692">
            <text:p>0.123905692</text:p>
          </table:table-cell>
          <table:table-cell office:value-type="float" office:value="0.133333498">
            <text:p>0.133333498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34">
            <text:p>334</text:p>
          </table:table-cell>
          <table:table-cell table:style-name="Default" office:value-type="float" office:value="0.531864256">
            <text:p>0.531864256</text:p>
          </table:table-cell>
          <table:table-cell table:style-name="Default" office:value-type="float" office:value="1.104989995">
            <text:p>1.104989995</text:p>
          </table:table-cell>
          <table:table-cell table:style-name="Default" office:value-type="float" office:value="0.859863626">
            <text:p>0.859863626</text:p>
          </table:table-cell>
          <table:table-cell table:style-name="Default" office:value-type="float" office:value="0.705617617">
            <text:p>0.705617617</text:p>
          </table:table-cell>
          <table:table-cell table:style-name="Default" office:value-type="float" office:value="0.622105062">
            <text:p>0.622105062</text:p>
          </table:table-cell>
          <table:table-cell table:style-name="Default" office:value-type="float" office:value="0.592250237">
            <text:p>0.592250237</text:p>
          </table:table-cell>
          <table:table-cell office:value-type="float" office:value="0.569795612">
            <text:p>0.569795612</text:p>
          </table:table-cell>
          <table:table-cell office:value-type="float" office:value="0.551844592">
            <text:p>0.551844592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">
            <text:p>365</text:p>
          </table:table-cell>
          <table:table-cell table:style-name="Default" office:value-type="float" office:value="2.161026006">
            <text:p>2.161026006</text:p>
          </table:table-cell>
          <table:table-cell table:style-name="Default" office:value-type="float" office:value="1.236608714">
            <text:p>1.236608714</text:p>
          </table:table-cell>
          <table:table-cell table:style-name="Default" office:value-type="float" office:value="1.080750778">
            <text:p>1.080750778</text:p>
          </table:table-cell>
          <table:table-cell table:style-name="Default" office:value-type="float" office:value="0.891358604">
            <text:p>0.891358604</text:p>
          </table:table-cell>
          <table:table-cell table:style-name="Default" office:value-type="float" office:value="0.772733454">
            <text:p>0.772733454</text:p>
          </table:table-cell>
          <table:table-cell table:style-name="Default" office:value-type="float" office:value="0.741129104">
            <text:p>0.741129104</text:p>
          </table:table-cell>
          <table:table-cell office:value-type="float" office:value="0.792876192">
            <text:p>0.792876192</text:p>
          </table:table-cell>
          <table:table-cell office:value-type="float" office:value="0.794332134">
            <text:p>0.794332134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">
            <text:p>365</text:p>
          </table:table-cell>
          <table:table-cell table:style-name="Default" office:value-type="float" office:value="2.4732835">
            <text:p>2.4732835</text:p>
          </table:table-cell>
          <table:table-cell table:style-name="Default" office:value-type="float" office:value="1.372659192">
            <text:p>1.372659192</text:p>
          </table:table-cell>
          <table:table-cell table:style-name="Default" office:value-type="float" office:value="1.01843662">
            <text:p>1.01843662</text:p>
          </table:table-cell>
          <table:table-cell table:style-name="Default" office:value-type="float" office:value="0.84631197">
            <text:p>0.84631197</text:p>
          </table:table-cell>
          <table:table-cell table:style-name="Default" office:value-type="float" office:value="0.756401525">
            <text:p>0.756401525</text:p>
          </table:table-cell>
          <table:table-cell table:style-name="Default" office:value-type="float" office:value="0.721452722">
            <text:p>0.721452722</text:p>
          </table:table-cell>
          <table:table-cell table:style-name="ce5" office:value-type="float" office:value="0.705881906">
            <text:p>0.705881906</text:p>
          </table:table-cell>
          <table:table-cell table:style-name="ce5" office:value-type="float" office:value="0.689121791">
            <text:p>0.689121791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730">
            <text:p>730</text:p>
          </table:table-cell>
          <table:table-cell table:style-name="Default" office:value-type="float" office:value="4.628033069">
            <text:p>4.628033069</text:p>
          </table:table-cell>
          <table:table-cell table:style-name="Default" office:value-type="float" office:value="2.813632182">
            <text:p>2.813632182</text:p>
          </table:table-cell>
          <table:table-cell table:style-name="Default" office:value-type="float" office:value="2.075868807">
            <text:p>2.075868807</text:p>
          </table:table-cell>
          <table:table-cell table:style-name="Default" office:value-type="float" office:value="1.663287003">
            <text:p>1.663287003</text:p>
          </table:table-cell>
          <table:table-cell table:style-name="Default" office:value-type="float" office:value="1.463185992">
            <text:p>1.463185992</text:p>
          </table:table-cell>
          <table:table-cell table:style-name="Default" office:value-type="float" office:value="1.416934983">
            <text:p>1.416934983</text:p>
          </table:table-cell>
          <table:table-cell table:style-name="ce5" office:value-type="float" office:value="1.349814121">
            <text:p>1.349814121</text:p>
          </table:table-cell>
          <table:table-cell table:style-name="ce5" office:value-type="float" office:value="1.337892996">
            <text:p>1.337892996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096">
            <text:p>1096</text:p>
          </table:table-cell>
          <table:table-cell table:style-name="Default" office:value-type="float" office:value="7.116442734">
            <text:p>7.116442734</text:p>
          </table:table-cell>
          <table:table-cell table:style-name="Default" office:value-type="float" office:value="3.965949159">
            <text:p>3.965949159</text:p>
          </table:table-cell>
          <table:table-cell table:style-name="Default" office:value-type="float" office:value="3.042285604">
            <text:p>3.042285604</text:p>
          </table:table-cell>
          <table:table-cell table:style-name="Default" office:value-type="float" office:value="2.521858478">
            <text:p>2.521858478</text:p>
          </table:table-cell>
          <table:table-cell table:style-name="Default" office:value-type="float" office:value="2.364032593">
            <text:p>2.364032593</text:p>
          </table:table-cell>
          <table:table-cell table:style-name="Default" office:value-type="float" office:value="2.272174513">
            <text:p>2.272174513</text:p>
          </table:table-cell>
          <table:table-cell table:style-name="ce5" office:value-type="float" office:value="2.018313241">
            <text:p>2.018313241</text:p>
          </table:table-cell>
          <table:table-cell table:style-name="ce5" office:value-type="float" office:value="1.976535368">
            <text:p>1.976535368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461">
            <text:p>1461</text:p>
          </table:table-cell>
          <table:table-cell table:style-name="Default" office:value-type="float" office:value="9.403555778">
            <text:p>9.403555778</text:p>
          </table:table-cell>
          <table:table-cell table:style-name="Default" office:value-type="float" office:value="5.183660994">
            <text:p>5.183660994</text:p>
          </table:table-cell>
          <table:table-cell table:style-name="Default" office:value-type="float" office:value="1.148601963">
            <text:p>1.148601963</text:p>
          </table:table-cell>
          <table:table-cell table:style-name="Default" office:value-type="float" office:value="0.85111675">
            <text:p>0.85111675</text:p>
          </table:table-cell>
          <table:table-cell table:style-name="Default" office:value-type="float" office:value="0.757881202">
            <text:p>0.757881202</text:p>
          </table:table-cell>
          <table:table-cell table:style-name="Default" office:value-type="float" office:value="0.738120144">
            <text:p>0.738120144</text:p>
          </table:table-cell>
          <table:table-cell table:style-name="ce5" office:value-type="float" office:value="0.820212145">
            <text:p>0.820212145</text:p>
          </table:table-cell>
          <table:table-cell table:style-name="ce5" office:value-type="float" office:value="2.382376091">
            <text:p>2.382376091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826">
            <text:p>1826</text:p>
          </table:table-cell>
          <table:table-cell table:style-name="Default" office:value-type="float" office:value="11.498912374">
            <text:p>11.498912374</text:p>
          </table:table-cell>
          <table:table-cell table:style-name="Default" office:value-type="float" office:value="6.669731935">
            <text:p>6.669731935</text:p>
          </table:table-cell>
          <table:table-cell table:style-name="Default" office:value-type="float" office:value="5.063601712">
            <text:p>5.063601712</text:p>
          </table:table-cell>
          <table:table-cell table:style-name="Default" office:value-type="float" office:value="4.065743929">
            <text:p>4.065743929</text:p>
          </table:table-cell>
          <table:table-cell table:style-name="Default" office:value-type="float" office:value="3.562183831">
            <text:p>3.562183831</text:p>
          </table:table-cell>
          <table:table-cell table:style-name="Default" office:value-type="float" office:value="3.669038283">
            <text:p>3.669038283</text:p>
          </table:table-cell>
          <table:table-cell table:style-name="ce5" office:value-type="float" office:value="3.296714156">
            <text:p>3.296714156</text:p>
          </table:table-cell>
          <table:table-cell table:style-name="ce5" office:value-type="float" office:value="3.180761725">
            <text:p>3.180761725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191">
            <text:p>2191</text:p>
          </table:table-cell>
          <table:table-cell table:style-name="Default" office:value-type="float" office:value="14.098247631">
            <text:p>14.098247631</text:p>
          </table:table-cell>
          <table:table-cell table:style-name="Default" office:value-type="float" office:value="8.394504948">
            <text:p>8.394504948</text:p>
          </table:table-cell>
          <table:table-cell table:style-name="Default" office:value-type="float" office:value="5.974828607">
            <text:p>5.974828607</text:p>
          </table:table-cell>
          <table:table-cell table:style-name="Default" office:value-type="float" office:value="4.854860416">
            <text:p>4.854860416</text:p>
          </table:table-cell>
          <table:table-cell table:style-name="Default" office:value-type="float" office:value="4.546470074">
            <text:p>4.546470074</text:p>
          </table:table-cell>
          <table:table-cell table:style-name="Default" office:value-type="float" office:value="4.183088688">
            <text:p>4.183088688</text:p>
          </table:table-cell>
          <table:table-cell table:style-name="ce5" office:value-type="float" office:value="3.948094147">
            <text:p>3.948094147</text:p>
          </table:table-cell>
          <table:table-cell table:style-name="ce5" office:value-type="float" office:value="3.851821413">
            <text:p>3.85182141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557">
            <text:p>2557</text:p>
          </table:table-cell>
          <table:table-cell table:style-name="Default" office:value-type="float" office:value="16.325944823">
            <text:p>16.325944823</text:p>
          </table:table-cell>
          <table:table-cell table:style-name="Default" office:value-type="float" office:value="9.383870736">
            <text:p>9.383870736</text:p>
          </table:table-cell>
          <table:table-cell table:style-name="Default" office:value-type="float" office:value="7.090029012">
            <text:p>7.090029012</text:p>
          </table:table-cell>
          <table:table-cell table:style-name="Default" office:value-type="float" office:value="5.642294949">
            <text:p>5.642294949</text:p>
          </table:table-cell>
          <table:table-cell table:style-name="Default" office:value-type="float" office:value="4.988415545">
            <text:p>4.988415545</text:p>
          </table:table-cell>
          <table:table-cell table:style-name="Default" office:value-type="float" office:value="5.049467594">
            <text:p>5.049467594</text:p>
          </table:table-cell>
          <table:table-cell table:style-name="ce5" office:value-type="float" office:value="4.637624238">
            <text:p>4.637624238</text:p>
          </table:table-cell>
          <table:table-cell table:style-name="ce5" office:value-type="float" office:value="4.571422936">
            <text:p>4.571422936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2922">
            <text:p>2922</text:p>
          </table:table-cell>
          <table:table-cell table:style-name="Default" office:value-type="float" office:value="19.585766389">
            <text:p>19.585766389</text:p>
          </table:table-cell>
          <table:table-cell table:style-name="Default" office:value-type="float" office:value="10.955704859">
            <text:p>10.955704859</text:p>
          </table:table-cell>
          <table:table-cell table:style-name="Default" office:value-type="float" office:value="6.236533233">
            <text:p>6.236533233</text:p>
          </table:table-cell>
          <table:table-cell table:style-name="Default" office:value-type="float" office:value="1.417999089">
            <text:p>1.417999089</text:p>
          </table:table-cell>
          <table:table-cell table:style-name="Default" office:value-type="float" office:value="1.19145581">
            <text:p>1.19145581</text:p>
          </table:table-cell>
          <table:table-cell table:style-name="Default" office:value-type="float" office:value="1.074974907">
            <text:p>1.074974907</text:p>
          </table:table-cell>
          <table:table-cell table:style-name="ce5" office:value-type="float" office:value="1.004584752">
            <text:p>1.004584752</text:p>
          </table:table-cell>
          <table:table-cell table:style-name="ce5" office:value-type="float" office:value="0.9898717">
            <text:p>0.9898717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287">
            <text:p>3287</text:p>
          </table:table-cell>
          <table:table-cell table:style-name="Default" office:value-type="float" office:value="4.524279203">
            <text:p>4.524279203</text:p>
          </table:table-cell>
          <table:table-cell table:style-name="Default" office:value-type="float" office:value="2.604644452">
            <text:p>2.604644452</text:p>
          </table:table-cell>
          <table:table-cell table:style-name="Default" office:value-type="float" office:value="1.902394916">
            <text:p>1.902394916</text:p>
          </table:table-cell>
          <table:table-cell table:style-name="Default" office:value-type="float" office:value="1.60473629">
            <text:p>1.60473629</text:p>
          </table:table-cell>
          <table:table-cell table:style-name="Default" office:value-type="float" office:value="1.399491372">
            <text:p>1.399491372</text:p>
          </table:table-cell>
          <table:table-cell table:style-name="Default" office:value-type="float" office:value="1.250942866">
            <text:p>1.250942866</text:p>
          </table:table-cell>
          <table:table-cell table:style-name="ce5" office:value-type="float" office:value="1.157490499">
            <text:p>1.157490499</text:p>
          </table:table-cell>
          <table:table-cell table:style-name="ce5" office:value-type="float" office:value="1.09276791">
            <text:p>1.09276791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3652">
            <text:p>3652</text:p>
          </table:table-cell>
          <table:table-cell table:style-name="Default" office:value-type="float" office:value="5.231494422">
            <text:p>5.231494422</text:p>
          </table:table-cell>
          <table:table-cell table:style-name="Default" office:value-type="float" office:value="2.887375879">
            <text:p>2.887375879</text:p>
          </table:table-cell>
          <table:table-cell table:style-name="Default" office:value-type="float" office:value="2.228729971">
            <text:p>2.228729971</text:p>
          </table:table-cell>
          <table:table-cell table:style-name="Default" office:value-type="float" office:value="1.836134598">
            <text:p>1.836134598</text:p>
          </table:table-cell>
          <table:table-cell table:style-name="Default" office:value-type="float" office:value="1.608504013">
            <text:p>1.608504013</text:p>
          </table:table-cell>
          <table:table-cell table:style-name="Default" office:value-type="float" office:value="1.425528973">
            <text:p>1.425528973</text:p>
          </table:table-cell>
          <table:table-cell table:style-name="ce5" office:value-type="float" office:value="1.316322008">
            <text:p>1.316322008</text:p>
          </table:table-cell>
          <table:table-cell table:style-name="ce5" office:value-type="float" office:value="1.24214959">
            <text:p>1.24214959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4018">
            <text:p>4018</text:p>
          </table:table-cell>
          <table:table-cell table:style-name="Default" office:value-type="float" office:value="5.865572996">
            <text:p>5.865572996</text:p>
          </table:table-cell>
          <table:table-cell table:style-name="Default" office:value-type="float" office:value="3.144653022">
            <text:p>3.144653022</text:p>
          </table:table-cell>
          <table:table-cell table:style-name="Default" office:value-type="float" office:value="2.479317352">
            <text:p>2.479317352</text:p>
          </table:table-cell>
          <table:table-cell table:style-name="Default" office:value-type="float" office:value="2.074949355">
            <text:p>2.074949355</text:p>
          </table:table-cell>
          <table:table-cell table:style-name="Default" office:value-type="float" office:value="1.78356845">
            <text:p>1.78356845</text:p>
          </table:table-cell>
          <table:table-cell table:style-name="Default" office:value-type="float" office:value="1.611611868">
            <text:p>1.611611868</text:p>
          </table:table-cell>
          <table:table-cell table:style-name="ce5" office:value-type="float" office:value="1.523253052">
            <text:p>1.523253052</text:p>
          </table:table-cell>
          <table:table-cell table:style-name="ce5" office:value-type="float" office:value="1.404717816">
            <text:p>1.404717816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4383">
            <text:p>4383</text:p>
          </table:table-cell>
          <table:table-cell table:style-name="Default" office:value-type="float" office:value="6.547481578">
            <text:p>6.547481578</text:p>
          </table:table-cell>
          <table:table-cell table:style-name="Default" office:value-type="float" office:value="3.744994332">
            <text:p>3.744994332</text:p>
          </table:table-cell>
          <table:table-cell table:style-name="Default" office:value-type="float" office:value="2.808830076">
            <text:p>2.808830076</text:p>
          </table:table-cell>
          <table:table-cell table:style-name="Default" office:value-type="float" office:value="2.304990401">
            <text:p>2.304990401</text:p>
          </table:table-cell>
          <table:table-cell table:style-name="Default" office:value-type="float" office:value="1.998736181">
            <text:p>1.998736181</text:p>
          </table:table-cell>
          <table:table-cell table:style-name="Default" office:value-type="float" office:value="1.773832414">
            <text:p>1.773832414</text:p>
          </table:table-cell>
          <table:table-cell table:style-name="ce5" office:value-type="float" office:value="1.660153916">
            <text:p>1.660153916</text:p>
          </table:table-cell>
          <table:table-cell table:style-name="ce5" office:value-type="float" office:value="1.563762723">
            <text:p>1.563762723</text:p>
          </table:table-cell>
          <table:table-cell table:style-name="ce8"/>
          <table:table-cell/>
          <table:table-cell table:style-name="ce9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style-name="ce3" office:value-type="string">
            <text:p>Threads: 7</text:p>
          </table:table-cell>
          <table:table-cell table:style-name="ce3" office:value-type="string">
            <text:p>Threads: 8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7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7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 table:number-rows-repeated="11">
          <table:table-cell/>
          <table:table-cell table:style-name="Default" table:number-columns-repeated="2"/>
          <table:table-cell table:style-name="ce7"/>
          <table:table-cell table:style-name="Default"/>
          <table:table-cell table:style-name="ce7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style-name="ce7"/>
          <table:table-cell table:style-name="Default"/>
          <table:table-cell table:style-name="ce7"/>
          <table:table-cell table:style-name="Default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 table:number-rows-repeated="12">
          <table:table-cell table:number-columns-repeated="2"/>
          <table:table-cell table:style-name="Default"/>
          <table:table-cell table:style-name="ce7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5/25/2014</text:date>, <text:time>00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idarau</meta:initial-creator>
    <meta:creation-date>2014-05-18T01:28:52.02</meta:creation-date>
    <dc:date>2014-05-25T00:03:34.09</dc:date>
    <dc:creator>Ivan Sidarau</dc:creator>
    <meta:editing-duration>PT10H12M45S</meta:editing-duration>
    <meta:editing-cycles>32</meta:editing-cycles>
    <meta:generator>OpenOffice/4.0.1$Win32 OpenOffice.org_project/401m5$Build-9714</meta:generator>
    <meta:document-statistic meta:table-count="3" meta:cell-count="456" meta:object-count="0"/>
  </office:meta>
</office:document-meta>
</file>